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D74000002688E90F023FEEB309F.png" manifest:media-type="image/png"/>
  <manifest:file-entry manifest:full-path="Pictures/10000201000001BC00000268D95FEF80EE0E2E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Arial" svg:font-family="Arial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/>
    </style:style>
    <style:style style:name="pr3" style:family="presentation" style:parent-style-name="Título1-notes">
      <style:graphic-properties draw:fill-color="#ffffff" fo:min-height="11.432cm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4.348cm" fo:min-width="0cm" fo:padding-top="0.127cm" fo:padding-bottom="0.127cm" fo:padding-left="0.254cm" fo:padding-right="0.254cm" fo:wrap-option="wrap"/>
    </style:style>
    <style:style style:name="pr6" style:family="presentation" style:parent-style-name="Padrão-notes">
      <style:graphic-properties draw:fill-color="#ffffff" fo:min-height="11.43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style:font-name="Arial1" fo:font-size="28pt" style:font-size-asian="28pt" style:font-size-complex="28pt"/>
    </style:style>
    <style:style style:name="T1" style:family="text">
      <style:text-properties fo:color="#000000" fo:language="pt" fo:country="BR"/>
    </style:style>
    <style:style style:name="T2" style:family="text">
      <style:text-properties fo:language="pt" fo:country="BR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5" style:family="text">
      <style:text-properties fo:color="#000000" style:font-name="Times New Roman" fo:font-size="28pt" fo:language="pt" fo:country="BR" style:font-name-asian="Courier New" style:font-size-asian="28pt" style:font-size-complex="28pt"/>
    </style:style>
    <style:style style:name="T6" style:family="text">
      <style:text-properties fo:font-size="26pt" fo:language="pt" fo:country="BR" style:font-size-asian="26pt" style:font-size-complex="26pt"/>
    </style:style>
    <style:style style:name="T7" style:family="text">
      <style:text-properties fo:color="#000000" style:text-outline="false" style:text-line-through-style="none" style:text-line-through-type="none" style:text-position="0% 100%" style:font-name="Arial1" fo:font-size="26pt" fo:language="pt" fo:country="BR" fo:font-style="normal" fo:text-shadow="none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1" fo:font-size="28pt" fo:language="pt" fo:country="BR" style:font-size-asian="28pt" style:font-size-complex="28pt"/>
    </style:style>
    <style:style style:name="T9" style:family="text">
      <style:text-properties style:font-name="Arial1" fo:font-size="26pt" fo:language="pt" fo:country="BR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text-position="0% 100%" style:font-name="Arial1" fo:font-size="28pt" fo:language="pt" fo:country="BR" fo:font-style="normal" fo:text-shadow="none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Arial1" fo:font-size="28pt" fo:language="pt" fo:country="BR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text-position="0% 100%" style:font-name="Arial1" fo:font-size="28pt" fo:language="pt" fo:country="BR" fo:font-style="normal" fo:text-shadow="none" style:text-underline-style="none" fo:font-weight="normal" style:font-name-asian="FreeSerif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1" fo:font-size="15pt" fo:language="pt" fo:country="BR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11bb19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11bb19" fo:font-size="10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11bb19" fo:font-size="75%"/>
      </text:list-level-style-bullet>
      <text:list-level-style-bullet text:level="2" text:bullet-char="">
        <style:list-level-properties text:space-before="1.27cm" text:min-label-width="0.793cm"/>
        <style:text-properties fo:font-family="Wingdings" style:font-pitch="variable" style:font-charset="x-symbol" fo:color="#70c569" fo:font-size="8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11bb19" fo:font-size="65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11bb19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11bb1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4.084cm" svg:x="2.5cm" svg:y="3.324cm" presentation:class="title" presentation:user-transformed="true">
          <draw:text-box>
            <text:list text:style-name="L1">
              <text:list-header>
                <text:p text:style-name="P1"><text:span text:style-name="T1">Ajax na Aplicação Web usando jQuery </text:span></text:p>
              </text:list-header>
            </text:list>
          </draw:text-box>
        </draw:frame>
        <draw:frame presentation:style-name="pr2" draw:text-style-name="P2" draw:layer="layout" svg:width="17.78cm" svg:height="4.869cm" svg:x="3.701cm" svg:y="9.525cm">
          <draw:text-box>
            <text:list text:style-name="L2">
              <text:list-header>
                <text:p text:style-name="P3"><text:span text:style-name="T2">Prof. Rafael Godoi Orbolato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6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</text:list>
            <text:p><text:span text:style-name="T4">dados:</text:span><text:span text:style-name="T3"> variável que recebe o conteúdo resposta da requisição</text:span></text:p>
            <text:p><text:span text:style-name="T3"/></text:p>
            <text:p><text:span text:style-name="T4">#resultado:</text:span><text:span text:style-name="T3"> seção do HTML onde o resultado será exibido (</text:span><text:span text:style-name="T4">div</text:span><text:span text:style-name="T3">)</text:span></text:p>
            <text:p text:style-name="P5"><text:span text:style-name="T5">&lt;div id="resultado"&gt;&lt;/div&gt; </text:span></text:p>
            <text:list text:continue-numbering="true" text:style-name="L3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6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jQuery.get() → Carrega dados do servidor usando uma requisição HTTP GET</text:span></text:p>
                <text:p text:style-name="P3"><text:span text:style-name="T3"/></text:p>
              </text:list-item>
            </text:list>
            <text:p><text:span text:style-name="T6">$.get( "</text:span><text:span text:style-name="T7">/CaminhoContexto/PadraoURL</text:span><text:span text:style-name="T6">", function(dados) {</text:span></text:p>
            <text:p text:style-name="P3"><text:span text:style-name="T6"><text:s text:c="4"/></text:span><text:span text:style-name="T6">$( "#resultado" ).html(dados);</text:span></text:p>
            <text:p text:style-name="P3"><text:span text:style-name="T6">});</text:span></text:p>
            <text:list text:continue-numbering="true" text:style-name="L3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8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8"/></text:p>
              </text:list-header>
              <text:list-item>
                <text:p text:style-name="P3"><text:span text:style-name="T8">jQuery.post() → Carrega dados do servidor usando uma requisição HTTP POST</text:span></text:p>
                <text:p text:style-name="P3"><text:span text:style-name="T8"/></text:p>
              </text:list-item>
            </text:list>
            <text:p><text:span text:style-name="T8">$.post(</text:span><text:span text:style-name="T9">"</text:span><text:span text:style-name="T7">/CaminhoContexto/PadraoURL"</text:span><text:span text:style-name="T8">, function(dados) {</text:span></text:p>
            <text:p><text:span text:style-name="T8"><text:s text:c="8"/></text:span><text:span text:style-name="T8">$('#resultado').html(dados);</text:span></text:p>
            <text:p><text:span text:style-name="T8">}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8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8"/></text:p>
              </text:list-header>
              <text:list-item>
                <text:p text:style-name="P3"><text:span text:style-name="T8">.load() → Carrega dados do servidor e coloca o HTML retornado no elemento selecionado</text:span></text:p>
                <text:p text:style-name="P3"><text:span text:style-name="T8"/></text:p>
              </text:list-item>
            </text:list>
            <text:p><text:span text:style-name="T10">1) Requisitar algo remotamente e mostrar o retorno</text:span></text:p>
            <text:p><text:span text:style-name="T10"/></text:p>
            <text:p><text:span text:style-name="T8">$('#resultado').load(</text:span><text:span text:style-name="T9">"</text:span><text:span text:style-name="T7">/CaminhoContexto/PadraoURL"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8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8"/></text:p>
              </text:list-header>
              <text:list-item>
                <text:p text:style-name="P3"><text:span text:style-name="T8">.load() → Carrega dados do servidor e coloca o HTML retornado no elemento selecionado</text:span></text:p>
                <text:p text:style-name="P3"><text:span text:style-name="T8"/></text:p>
              </text:list-item>
            </text:list>
            <text:p><text:span text:style-name="T10">2) Enviar valores junto com a requisição</text:span></text:p>
            <text:p><text:span text:style-name="T10"/></text:p>
            <text:p><text:span text:style-name="T10">$('#resultado').load(</text:span><text:span text:style-name="T7">"/CaminhoContexto/PadraoURL"</text:span><text:span text:style-name="T11">,</text:span></text:p>
            <text:p><text:span text:style-name="T11"><text:s text:c="36"/></text:span><text:span text:style-name="T12">{ nome: "Joao", hora: "14:00” }</text:span><text:span text:style-name="T10">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8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8"/></text:p>
              </text:list-header>
              <text:list-item>
                <text:p text:style-name="P3"><text:span text:style-name="T8">.load() → Carrega dados do servidor e coloca o HTML retornado no elemento selecionado</text:span></text:p>
                <text:p text:style-name="P3"><text:span text:style-name="T8"/></text:p>
              </text:list-item>
            </text:list>
            <text:p><text:span text:style-name="T10">3) Enviar um vetor com valores junto com a requisição</text:span></text:p>
            <text:p><text:span text:style-name="T10"/></text:p>
            <text:p><text:span text:style-name="T10">$('#resultado').load(</text:span><text:span text:style-name="T7">"/CaminhoContexto/PadraoURL"</text:span><text:span text:style-name="T11">,</text:span></text:p>
            <text:p><text:span text:style-name="T11"><text:s text:c="28"/></text:span><text:span text:style-name="T12">{ 'escolhas[ ]': ["Joao", "Susana"] }</text:span><text:span text:style-name="T10">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8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8"/></text:p>
              </text:list-header>
              <text:list-item>
                <text:p text:style-name="P3"><text:span text:style-name="T8">.load() → Carrega dados do servidor e coloca o HTML retornado no elemento selecionado</text:span></text:p>
                <text:p text:style-name="P3"><text:span text:style-name="T8"/></text:p>
              </text:list-item>
            </text:list>
            <text:p><text:span text:style-name="T10">4) Enviar parte de um formulário junto com a requisição</text:span></text:p>
            <text:p><text:span text:style-name="T10"/></text:p>
            <text:p><text:span text:style-name="T10">$('#resultado').load(</text:span><text:span text:style-name="T7">"/CaminhoContexto/PadraoURL"</text:span><text:span text:style-name="T10">,</text:span></text:p>
            <text:p><text:span text:style-name="T10"><text:s text:c="12"/></text:span><text:span text:style-name="T10">{ NomeParametro: $('#idCampoForm').val( ) }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8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8"/></text:p>
              </text:list-header>
              <text:list-item>
                <text:p text:style-name="P3"><text:span text:style-name="T8">.load() → Carrega dados do servidor e coloca o HTML retornado no elemento selecionado</text:span></text:p>
                <text:p text:style-name="P3"><text:span text:style-name="T8"/></text:p>
              </text:list-item>
            </text:list>
            <text:p><text:span text:style-name="T10">5) Enviar um formulário todo junto com a requisição</text:span></text:p>
            <text:p><text:span text:style-name="T10"/></text:p>
            <text:p><text:span text:style-name="T10">$('#resultado').load(</text:span><text:span text:style-name="T7">"/CaminhoContexto/PadraoURL"</text:span><text:span text:style-name="T11">, </text:span></text:p>
            <text:p><text:span text:style-name="T12"><text:s text:c="42"/></text:span><text:span text:style-name="T12">$("#idDoForm").serialize()</text:span><text:span text:style-name="T10">);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8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8"/></text:p>
              </text:list-header>
              <text:list-item>
                <text:p text:style-name="P3"><text:span text:style-name="T8">.load() → Carrega dados do servidor e coloca o HTML retornado no elemento selecionado</text:span></text:p>
                <text:p text:style-name="P3"><text:span text:style-name="T8"/></text:p>
              </text:list-item>
            </text:list>
            <text:p><text:span text:style-name="T10">$(SELETOR).load(URL[, PARAMETROS] [, function() {</text:span></text:p>
            <text:p><text:span text:style-name="T10"><text:s text:c="8"/></text:span><text:span text:style-name="T10">//fazer algo quando sucesso</text:span></text:p>
            <text:p><text:span text:style-name="T10">}]); 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8" draw:layer="layout" svg:width="25.102cm" svg:height="14.602cm" svg:x="0.198cm" svg:y="3.825cm" presentation:class="outline" presentation:user-transformed="true">
          <draw:text-box>
            <text:list text:style-name="L3">
              <text:list-item>
                <text:p text:style-name="P3"><text:span text:style-name="T8">Algo dispara uma requisição para o Servlet usando jQuery/Ajax</text:span></text:p>
                <text:p text:style-name="P3"><text:span text:style-name="T13"/></text:p>
              </text:list-item>
              <text:list-item>
                <text:p text:style-name="P3"><text:span text:style-name="T8">O Servlet recebe a requisição, faz seu papel normal e encaminha para um JSP</text:span></text:p>
                <text:p text:style-name="P3"><text:span text:style-name="T13"/></text:p>
              </text:list-item>
              <text:list-item>
                <text:p text:style-name="P3"><text:span text:style-name="T8">O JSP monta a resposta que é enviada para o browser. A resposta não precisa ser uma página HTML completa, apenas a parte a inserir</text:span></text:p>
                <text:p text:style-name="P3"><text:span text:style-name="T13"/></text:p>
              </text:list-item>
              <text:list-item>
                <text:p text:style-name="P3"><text:span text:style-name="T8">O jQuery coloca a resposta no local escolhido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8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8"/></text:p>
                <text:p text:style-name="P3"><text:span text:style-name="T8"/></text:p>
                <text:p text:style-name="P3"><text:span text:style-name="T8"/></text:p>
              </text:list-header>
              <text:list-item>
                <text:p text:style-name="P3"><text:span text:style-name="T8">Faça a Prática 7</text:span></text:p>
                <text:p text:style-name="P3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use-date-time-name="dtd1">
        <office:forms form:automatic-focus="false" form:apply-design-mode="false"/>
        <draw:frame presentation:style-name="pr4" draw:text-style-name="P2" draw:layer="layout" svg:width="21.004cm" svg:height="3.176cm" svg:x="3.898cm" svg:y="-0.001cm" presentation:class="title" presentation:user-transformed="true">
          <draw:text-box>
            <text:list text:style-name="L1">
              <text:list-header>
                <text:p text:style-name="P1"><text:span text:style-name="T2">jQuery - Ajax</text:span></text:p>
              </text:list-header>
            </text:list>
          </draw:text-box>
        </draw:frame>
        <draw:frame presentation:style-name="pr5" draw:text-style-name="P6" draw:layer="layout" svg:width="25.102cm" svg:height="14.602cm" svg:x="0.198cm" svg:y="3.825cm" presentation:class="outline" presentation:user-transformed="true">
          <draw:text-box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jQuery.getJSON() → Carrega dados codificados em JSON do servidor usando <text:s/>uma requisição HTTP GET</text:span></text:p>
                <text:p text:style-name="P3"><text:span text:style-name="T3"/></text:p>
              </text:list-item>
              <text:list-item>
                <text:p text:style-name="P3"><text:span text:style-name="T3">jQuery.getScript() → Carrega um arquivo JavaScript do servidor usando uma requisição HTTP GET e então o executa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6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Droid Sans Mono" svg:font-family="'Droid Sans Mono'" style:font-family-generic="modern" style:font-pitch="fixed"/>
    <style:font-face style:name="FreeSerif" svg:font-family="FreeSerif" style:font-family-generic="modern" style:font-pitch="fixed"/>
    <style:font-face style:name="Arial" svg:font-family="Arial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Estilo_20_padrão" style:display-name="Estilo padrão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size-asian="12pt" style:language-asian="hi" style:country-asian="IN" style:language-complex="hi" style:country-complex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24pt" fo:language="pt" fo:country="BR" fo:font-weight="bold" style:letter-kerning="true" style:font-name-asian="Mangal" style:font-family-asian="Mangal" style:font-pitch-asian="variable" style:font-size-asian="24pt" style:language-asian="hi" style:country-asian="IN" style:font-weight-asian="bold" style:font-weight-complex="bold"/>
    </style:style>
    <style:style style:name="Ênfase" style:family="graphic">
      <style:paragraph-properties style:text-autospace="none"/>
      <style:text-properties fo:font-style="italic" style:font-style-asian="italic" style:font-style-complex="italic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Bullet_20_Symbols" style:display-name="Bullet Symbols" style:family="graphic">
      <style:paragraph-properties style:text-autospace="none"/>
      <style:text-properties style:font-name="OpenSymbol1" fo:font-family="OpenSymbol, 'Arial Unicode MS'" style:font-pitch="variable" style:font-name-asian="OpenSymbol1" style:font-family-asian="OpenSymbol, 'Arial Unicode MS'" style:font-pitch-asian="variable"/>
    </style:style>
    <style:style style:name="Numbering_20_Symbols" style:display-name="Numbering Symbols" style:family="graphic">
      <style:paragraph-properties style:text-autospace="none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Mangal1" style:font-family-asian="Mangal" style:font-family-generic-asian="roman" style:font-pitch-asian="variable" style:font-size-asian="12pt" style:language-asian="hi" style:country-asian="IN"/>
    </style:style>
    <style:style style:name="Standard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Times New Roman" style:font-family-asian="'Times New Roman'" style:font-family-generic-asian="roman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true" style:font-name-asian="Mangal1" style:font-family-asian="Mangal" style:font-family-generic-asian="roman" style:font-pitch-asian="variable" style:font-size-asian="12pt" style:language-asian="hi" style:country-asian="IN" style:font-style-asian="italic" style:font-style-complex="italic"/>
    </style:style>
    <style:style style:name="Índice" style:family="graphic">
      <style:paragraph-properties fo:text-align="start" style:text-autospace="none"/>
      <style:text-properties style:use-window-font-color="true" fo:language="pt" fo:country="BR" style:letter-kerning="true" style:font-name-asian="FreeSans" style:font-family-asian="FreeSans" style:font-family-generic-asian="swiss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style:use-window-font-color="true" fo:language="pt" fo:country="BR" fo:font-style="italic" style:letter-kerning="true" style:font-name-asian="FreeSans" style:font-family-asian="FreeSans" style:font-family-generic-asian="swiss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FreeSans" style:font-family-asian="FreeSans" style:font-family-generic-asian="swiss" style:font-size-asian="12pt" style:language-asian="hi" style:country-asian="IN"/>
    </style:style>
    <style:style style:name="Título_20_principal" style:display-name="Título principal" style:family="graphic">
      <style:paragraph-properties fo:margin-top="0.746cm" fo:margin-bottom="0.374cm" fo:text-align="start" style:text-autospace="none"/>
      <style:text-properties style:use-window-font-color="true" style:font-name="Arial1" fo:font-family="Arial" style:font-family-generic="swiss" style:font-pitch="variable" fo:font-size="14pt" fo:language="pt" fo:country="BR" style:letter-kerning="true" style:font-name-asian="Mangal" style:font-family-asian="Mangal" style:font-pitch-asian="variable" style:font-size-asian="14pt" style:language-asian="hi" style:country-asian="IN"/>
    </style:style>
    <style:style style:name="Conteúdo_20_da_20_lista" style:display-name="Conteúdo da lista" style:family="graphic">
      <style:paragraph-properties fo:margin-left="1.764cm" fo:margin-right="0cm" fo:text-align="start" fo:text-indent="0cm" style:text-autospace="none"/>
      <style:text-properties style:use-window-font-color="true" fo:language="pt" fo:country="BR" style:letter-kerning="true" style:language-asian="hi" style:country-asian="IN" style:language-complex="hi" style:country-complex="IN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Mangal" style:font-family-asian="Mangal" style:font-pitch-asian="variable" style:language-asian="hi" style:country-asian="IN"/>
    </style:style>
    <style:style style:name="Título_20_3" style:display-name="Título 3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4pt" fo:font-weight="bold" style:font-name-asian="Mangal" style:font-family-asian="Mangal" style:font-pitch-asian="variable" style:font-size-asian="14pt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style:font-name-asian="Mangal" style:font-family-asian="Mangal" style:font-pitch-asian="variable" style:font-size-asian="14pt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name-asian="OpenSymbol" style:font-family-asian="OpenSymbol, 'Arial Unicode MS'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Texto_20_préformatado" style:display-name="Texto préformatado" style:family="graphic">
      <style:paragraph-properties fo:margin-top="0cm" fo:margin-bottom="0cm" style:text-autospace="non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/>
    </style:style>
    <style:style style:name="Texto_20_original" style:display-name="Texto original" style:family="graphic">
      <style:paragraph-properties style:text-autospace="none"/>
      <style:text-properties style:font-name="Droid Sans Mono" fo:font-family="'Droid Sans Mono'" style:font-family-generic="modern" style:font-pitch="fixed" style:font-name-asian="FreeSerif" style:font-family-asian="FreeSerif" style:font-family-generic-asian="modern" style:font-pitch-asian="fixed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ítul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" style:font-family-asian="Arial" style:font-pitch-asian="variable" style:font-size-asian="12pt" style:font-style-asian="normal" style:font-weight-asian="normal" style:font-name-complex="Ari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ítulo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11bb19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Arial" style:font-family-asian="Arial" style:font-pitch-asian="variable" style:font-size-asian="28pt" style:font-style-asian="normal" style:font-weight-asian="normal" style:font-name-complex="Arial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11bb19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70c569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11bb19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11bb19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11bb1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style:font-name-asian="Arial" style:font-family-asian="Arial" style:font-pitch-asian="variable" style:font-size-asian="40pt" style:font-style-asian="normal" style:font-weight-asian="normal" style:font-name-complex="Arial" style:font-family-complex="Arial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212cm" svg:stroke-color="#ed190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ítulo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Título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non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font-size="12pt" fo:language="pt" fo:country="B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102cm" svg:height="3.411cm" svg:x="2.8cm" svg:y="0cm" presentation:class="title" presentation:placeholder="true">
        <draw:text-box/>
      </draw:frame>
      <draw:frame presentation:style-name="Padrão-outline1" draw:layer="backgroundobjects" svg:width="24.404cm" svg:height="11.049cm" svg:x="0.498cm" svg:y="3.522cm" presentation:class="outline" presentation:placeholder="true">
        <draw:text-box/>
      </draw:frame>
      <draw:frame presentation:style-name="Mpr1" draw:text-style-name="MP5" draw:layer="backgroundobjects" svg:width="7.197cm" svg:height="1.023cm" svg:x="18.202cm" svg:y="18.12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line draw:name="Line 8" draw:style-name="Mgr3" draw:text-style-name="MP6" draw:layer="backgroundobjects" svg:x1="0cm" svg:y1="3.325cm" svg:x2="25.4cm" svg:y2="3.325cm">
        <text:p/>
      </draw:line>
      <draw:frame draw:style-name="Mgr4" draw:text-style-name="MP7" draw:layer="backgroundobjects" svg:width="1.956cm" svg:height="2.714cm" svg:x="0.242cm" svg:y="0.286cm">
        <draw:image xlink:href="Pictures/10000201000001BC00000268D95FEF80EE0E2E82.png" xlink:type="simple" xlink:show="embed" xlink:actuate="onLoad">
          <text:p/>
        </draw:image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9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10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Padrão-title" draw:layer="backgroundobjects" svg:width="12.7cm" svg:height="9.526cm" svg:x="3.175cm" svg:y="1.904cm" presentation:class="page"/>
        <draw:frame presentation:style-name="Padrão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9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10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line draw:name="Line 5" draw:style-name="Mgr3" draw:text-style-name="MP6" draw:layer="backgroundobjects" svg:x1="0cm" svg:y1="8.123cm" svg:x2="25.4cm" svg:y2="8.123cm">
        <text:p/>
      </draw:line>
      <draw:frame presentation:style-name="Título1-title" draw:layer="backgroundobjects" svg:width="21.004cm" svg:height="3.647cm" svg:x="3.898cm" svg:y="-0.236cm" presentation:class="title" presentation:placeholder="true">
        <draw:text-box/>
      </draw:frame>
      <draw:frame presentation:style-name="Título1-outline1" draw:layer="backgroundobjects" svg:width="24.404cm" svg:height="11.049cm" svg:x="0.498cm" svg:y="3.522cm" presentation:class="outline" presentation:placeholder="true">
        <draw:text-box/>
      </draw:frame>
      <draw:frame draw:style-name="Mgr4" draw:text-style-name="MP7" draw:layer="backgroundobjects" svg:width="21.257cm" svg:height="3.8cm" svg:x="2.356cm" svg:y="12.992cm">
        <draw:image xlink:href="Pictures/1000020100000D74000002688E90F023FEEB309F.png" xlink:type="simple" xlink:show="embed" xlink:actuate="onLoad">
          <text:p/>
        </draw:image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9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10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ítulo1-title" draw:layer="backgroundobjects" svg:width="12.7cm" svg:height="9.526cm" svg:x="3.175cm" svg:y="1.904cm" presentation:class="page"/>
        <draw:frame presentation:style-name="Título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9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10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 aos Servlets</dc:title>
    <meta:initial-creator>Rafael Godoi Orbolato</meta:initial-creator>
    <meta:creation-date>2010-08-05T14:25:10</meta:creation-date>
    <dc:date>2018-08-22T14:58:43.503538332</dc:date>
    <meta:editing-cycles>178</meta:editing-cycles>
    <meta:editing-duration>P1DT3H2M9S</meta:editing-duration>
    <meta:generator>LibreOffice/6.0.5.2$Linux_X86_64 LibreOffice_project/54c8cbb85f300ac59db32fe8a675ff7683cd5a16</meta:generator>
    <dc:creator>Rafael Orbolato</dc:creator>
    <meta:document-statistic meta:object-count="85"/>
  </office:meta>
</office:document-meta>
</file>